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.642845" calcext:value-type="float">
            <text:p>96.642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.642845" calcext:value-type="float">
            <text:p>96.642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.743988" calcext:value-type="float">
            <text:p>96.7439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.865921" calcext:value-type="float">
            <text:p>96.8659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.164871" calcext:value-type="float">
            <text:p>97.1648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.164871" calcext:value-type="float">
            <text:p>97.1648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.164871" calcext:value-type="float">
            <text:p>97.1648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505287" calcext:value-type="float">
            <text:p>97.505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509094" calcext:value-type="float">
            <text:p>97.5090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509094" calcext:value-type="float">
            <text:p>97.509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.561562" calcext:value-type="float">
            <text:p>97.5615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.985382" calcext:value-type="float">
            <text:p>97.9853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.985382" calcext:value-type="float">
            <text:p>97.9853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.985382" calcext:value-type="float">
            <text:p>97.9853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.985382" calcext:value-type="float">
            <text:p>97.9853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.985382" calcext:value-type="float">
            <text:p>97.985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.209808" calcext:value-type="float">
            <text:p>98.2098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8.209808" calcext:value-type="float">
            <text:p>98.2098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.209808" calcext:value-type="float">
            <text:p>98.2098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.353165" calcext:value-type="float">
            <text:p>98.3531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.353165" calcext:value-type="float">
            <text:p>98.3531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.534523" calcext:value-type="float">
            <text:p>98.5345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.534523" calcext:value-type="float">
            <text:p>98.5345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.534523" calcext:value-type="float">
            <text:p>98.5345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.534523" calcext:value-type="float">
            <text:p>98.5345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.688507" calcext:value-type="float">
            <text:p>98.6885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8.688507" calcext:value-type="float">
            <text:p>98.6885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.690079" calcext:value-type="float">
            <text:p>98.6900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.732063" calcext:value-type="float">
            <text:p>98.7320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.77404" calcext:value-type="float">
            <text:p>98.774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.825516" calcext:value-type="float">
            <text:p>98.8255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8.906693" calcext:value-type="float">
            <text:p>98.9066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.928474" calcext:value-type="float">
            <text:p>98.9284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8.972031" calcext:value-type="float">
            <text:p>98.9720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.972031" calcext:value-type="float">
            <text:p>98.9720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8.993805" calcext:value-type="float">
            <text:p>98.9938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993805" calcext:value-type="float">
            <text:p>98.9938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8.993805" calcext:value-type="float">
            <text:p>98.9938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8.993805" calcext:value-type="float">
            <text:p>98.9938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8.993805" calcext:value-type="float">
            <text:p>98.9938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.993805" calcext:value-type="float">
            <text:p>98.9938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.993805" calcext:value-type="float">
            <text:p>98.9938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.993805" calcext:value-type="float">
            <text:p>98.993805</text:p>
          </table:table-cell>
        </table:table-row>
        <table:table-row table:style-name="ro1" table:number-rows-repeated="104853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 </meta:initial-creator>
    <meta:creation-date>2014-03-28T00:13:56.569102484</meta:creation-date>
    <dc:date>2014-03-28T00:14:25.571196970</dc:date>
    <dc:creator>ad </dc:creator>
    <meta:editing-duration>P0D</meta:editing-duration>
    <meta:editing-cycles>1</meta:editing-cycles>
    <meta:document-statistic meta:table-count="1" meta:cell-count="86" meta:object-count="0"/>
    <meta:generator>LibreOffice/4.1.3.2$Linux_X86_64 LibreOffice_project/410m0$Build-2</meta:generator>
  </office:meta>
</office:document-meta>
</file>